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on-campus-virginia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on-campus-virginia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Vandalism of Property</text:p>
          </table:table-cell>
          <table:table-cell table:style-name="ce21" office:value-type="string">
            <text:p>Destruction/Damage/Vandalism of Property - Race</text:p>
          </table:table-cell>
          <table:table-cell table:style-name="ce21" office:value-type="string">
            <text:p>Destruction/Damage/Vandalism of Property - Religion</text:p>
          </table:table-cell>
          <table:table-cell table:style-name="ce21" office:value-type="string">
            <text:p>Destruction/Damage/Vandalism of Property - Sexual Orientation</text:p>
          </table:table-cell>
          <table:table-cell table:style-name="ce21" office:value-type="string">
            <text:p>Destruction/Damage/Vandalism of Property - Gender</text:p>
          </table:table-cell>
          <table:table-cell table:style-name="ce21" office:value-type="string">
            <text:p>Destruction/Damage/Vandalism of Property - Disability</text:p>
          </table:table-cell>
          <table:table-cell table:style-name="ce21" office:value-type="string">
            <text:p>Destruction/Damage/Vandalism of Property - Ethnicity/National Origin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611">
            <text:p>6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789">
            <text:p>7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9">
            <text:p>27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595">
            <text:p>445595</text:p>
          </table:table-cell>
          <table:table-cell table:style-name="ce21" office:value-type="string">
            <text:p>Banner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CC Augusta Center at AMC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4">
            <text:p>8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2">
            <text:p>15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5">
            <text:p>4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80">
            <text:p>44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480">
            <text:p>44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480">
            <text:p>44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06">
            <text:p>4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569">
            <text:p>5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81">
            <text:p>46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75">
            <text:p>75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87">
            <text:p>14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60">
            <text:p>40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818">
            <text:p>8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818">
            <text:p>8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97">
            <text:p>12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7">
            <text:p>10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9">
            <text:p>6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9">
            <text:p>8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879">
            <text:p>8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8">
            <text:p>10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67">
            <text:p>7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58">
            <text:p>6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42">
            <text:p>9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874">
            <text:p>288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799">
            <text:p>47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799">
            <text:p>47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4">
            <text:p>3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2">
            <text:p>10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2">
            <text:p>4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6">
            <text:p>10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9">
            <text:p>2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">
            <text:p>37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6">
            <text:p>6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678">
            <text:p>116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678">
            <text:p>116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678">
            <text:p>116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92">
            <text:p>60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6092">
            <text:p>60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6092">
            <text:p>60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475">
            <text:p>104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89">
            <text:p>42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289">
            <text:p>42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416">
            <text:p>54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416">
            <text:p>54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48">
            <text:p>22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8">
            <text:p>17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17">
            <text:p>37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iller-Motte Technical College - Cary- NC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06">
            <text:p>29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03">
            <text:p>41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65">
            <text:p>61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595">
            <text:p>205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1">
            <text:p>33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468">
            <text:p>14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468">
            <text:p>14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58">
            <text:p>43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29">
            <text:p>93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2">
            <text:p>7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6">
            <text:p>11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691">
            <text:p>26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2691">
            <text:p>26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44">
            <text:p>34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444">
            <text:p>34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50">
            <text:p>18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27">
            <text:p>6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833">
            <text:p>8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00">
            <text:p>30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1">
            <text:p>5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686">
            <text:p>46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35">
            <text:p>38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5">
            <text:p>38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6">
            <text:p>3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958">
            <text:p>9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36">
            <text:p>18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15">
            <text:p>85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29">
            <text:p>47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1266">
            <text:p>12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5">
            <text:p>44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299">
            <text:p>22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49">
            <text:p>11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2">
            <text:p>13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59">
            <text:p>48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7">
            <text:p>17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42">
            <text:p>14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61">
            <text:p>83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4">
            <text:p>21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700">
            <text:p>27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on-campus-virginia-" style:display-name="PageStyle_hate-crimes-on-campus-virginia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